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2cf96" draw:fill-gradient-name="Gradient_20_1" draw:textarea-horizontal-align="justify" draw:textarea-vertical-align="middle" draw:auto-grow-height="false"/>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draw:stroke="none" svg:stroke-color="#ecebf0" draw:fill="none" draw:fill-color="#ffffff" draw:textarea-horizontal-align="left" draw:auto-grow-height="true" draw:auto-grow-width="true" fo:min-height="0cm" fo:min-width="0cm"/>
    </style:style>
    <style:style style:name="gr4" style:family="graphic" style:parent-style-name="standard">
      <style:graphic-properties svg:stroke-width="0.152cm" svg:stroke-color="#ecebf0" draw:marker-start-width="0.533cm" draw:marker-end-width="0.533cm" draw:fill="solid" draw:fill-color="#484a47" draw:textarea-horizontal-align="center" draw:textarea-vertical-align="middle" fo:padding-top="0.201cm" fo:padding-bottom="0.201cm" fo:padding-left="0.326cm" fo:padding-right="0.326cm"/>
    </style:style>
    <style:style style:name="gr5" style:family="graphic" style:parent-style-name="standard">
      <style:graphic-properties draw:fill="solid" draw:fill-color="#c2cf96"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dash" draw:stroke-dash="_32__20_Dots_20_1_20_Dash" draw:fill="none"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Dashed_20__28_var_29_" draw:fill="none" draw:textarea-horizontal-align="justify" draw:textarea-vertical-align="middle" draw:auto-grow-height="false"/>
    </style:style>
    <style:style style:name="gr10" style:family="graphic" style:parent-style-name="standard">
      <style:graphic-properties draw:fill="solid" draw:fill-color="#c2cf96" draw:textarea-vertical-align="middle" draw:auto-grow-height="false" fo:min-height="0.749cm" fo:min-width="0.499cm"/>
    </style:style>
    <style:style style:name="gr11" style:family="graphic" style:parent-style-name="standard">
      <style:graphic-properties draw:fill="solid" draw:fill-color="#484a47" draw:textarea-horizontal-align="justify" draw:textarea-vertical-align="middle" draw:auto-grow-height="false"/>
    </style:style>
    <style:style style:name="gr12" style:family="graphic" style:parent-style-name="standard">
      <style:graphic-properties draw:marker-end="Square" draw:marker-end-width="0.356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ecebf0" fo:font-size="32pt" style:font-size-asian="32pt" style:font-size-complex="32pt"/>
    </style:style>
    <style:style style:name="P5" style:family="paragraph">
      <style:text-properties fo:font-size="14pt" fo:font-style="italic" style:font-size-asian="14pt" style:font-style-asian="italic" style:font-size-complex="14pt" style:font-style-complex="italic"/>
    </style:style>
    <style:style style:name="T1" style:family="text">
      <style:text-properties fo:color="#ecebf0" fo:font-size="32pt" style:font-size-asian="32pt" style:font-size-complex="32pt"/>
    </style:style>
    <style:style style:name="T2" style:family="text">
      <style:text-properties fo:font-size="14pt" fo:font-style="italic" style:font-size-asian="14pt" style:font-style-asian="italic" style:font-size-complex="14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19.05cm" svg:height="1.905cm" svg:x="3.81cm" svg:y="4.445cm">
          <draw:glue-point draw:id="4" svg:x="2.666cm" svg:y="4.997cm"/>
          <draw:glue-point draw:id="5" svg:x="-2.666cm" svg:y="4.997cm"/>
          <text:p text:style-name="P1">UI</text:p>
          <draw:enhanced-geometry svg:viewBox="0 0 21600 21600" draw:type="rectangle" draw:enhanced-path="M 0 0 L 21600 0 21600 21600 0 21600 0 0 Z N"/>
        </draw:custom-shape>
        <draw:custom-shape draw:style-name="gr1" draw:text-style-name="P1" draw:id="id2" draw:layer="layout" svg:width="8.89cm" svg:height="1.905cm" svg:x="3.81cm" svg:y="8.255cm">
          <text:p text:style-name="P1">Shell</text:p>
          <draw:enhanced-geometry svg:viewBox="0 0 21600 21600" draw:type="rectangle" draw:enhanced-path="M 0 0 L 21600 0 21600 21600 0 21600 0 0 Z N"/>
        </draw:custom-shape>
        <draw:custom-shape draw:style-name="gr1" draw:text-style-name="P1" draw:id="id3" draw:layer="layout" svg:width="8.89cm" svg:height="1.905cm" svg:x="13.97cm" svg:y="8.255cm">
          <text:p text:style-name="P1">Model</text:p>
          <draw:enhanced-geometry svg:viewBox="0 0 21600 21600" draw:type="rectangle" draw:enhanced-path="M 0 0 L 21600 0 21600 21600 0 21600 0 0 Z N"/>
        </draw:custom-shape>
        <draw:custom-shape draw:style-name="gr1" draw:text-style-name="P1" draw:id="id4" draw:layer="layout" svg:width="8.89cm" svg:height="1.905cm" svg:x="13.97cm" svg:y="11.43cm">
          <text:p text:style-name="P1">Communication</text:p>
          <draw:enhanced-geometry svg:viewBox="0 0 21600 21600" draw:type="rectangle" draw:enhanced-path="M 0 0 L 21600 0 21600 21600 0 21600 0 0 Z N"/>
        </draw:custom-shape>
        <draw:custom-shape draw:style-name="gr1" draw:text-style-name="P1" draw:id="id5" draw:layer="layout" svg:width="19.05cm" svg:height="1.905cm" svg:x="3.81cm" svg:y="15.24cm">
          <draw:glue-point draw:id="4" svg:x="-2.666cm" svg:y="-4.997cm"/>
          <draw:glue-point draw:id="5" svg:x="2.666cm" svg:y="-4.997cm"/>
          <text:p text:style-name="P1">Core</text:p>
          <draw:enhanced-geometry svg:viewBox="0 0 21600 21600" draw:type="rectangle" draw:enhanced-path="M 0 0 L 21600 0 21600 21600 0 21600 0 0 Z N"/>
        </draw:custom-shape>
        <draw:connector draw:style-name="gr2" draw:text-style-name="P2" draw:layer="layout" svg:x1="8.257cm" svg:y1="6.348cm" svg:x2="8.255cm" svg:y2="8.255cm" draw:start-shape="id1" draw:start-glue-point="5" draw:end-shape="id2" svg:d="m8257 6348v954h-2v953">
          <text:p text:style-name="P3"/>
        </draw:connector>
        <draw:connector draw:style-name="gr2" draw:text-style-name="P2" draw:layer="layout" svg:x1="18.413cm" svg:y1="6.348cm" svg:x2="18.415cm" svg:y2="8.255cm" draw:start-shape="id1" draw:start-glue-point="4" draw:end-shape="id3" svg:d="m18413 6348v954h2v953">
          <text:p text:style-name="P3"/>
        </draw:connector>
        <draw:connector draw:style-name="gr2" draw:text-style-name="P2" draw:layer="layout" svg:x1="18.415cm" svg:y1="10.16cm" svg:x2="18.415cm" svg:y2="11.43cm" draw:start-shape="id3" draw:end-shape="id4" svg:d="m18415 10160v1270">
          <text:p text:style-name="P3"/>
        </draw:connector>
        <draw:connector draw:style-name="gr2" draw:text-style-name="P2" draw:layer="layout" svg:x1="18.413cm" svg:y1="15.241cm" svg:x2="18.415cm" svg:y2="13.335cm" draw:start-shape="id5" draw:start-glue-point="5" draw:end-shape="id4" svg:d="m18413 15241v-954h2v-952">
          <text:p text:style-name="P3"/>
        </draw:connector>
        <draw:connector draw:style-name="gr2" draw:text-style-name="P2" draw:layer="layout" svg:x1="12.7cm" svg:y1="9.207cm" svg:x2="13.97cm" svg:y2="9.207cm" draw:start-shape="id2" draw:start-glue-point="1" draw:end-shape="id3" draw:end-glue-point="3" svg:d="m12700 9207h1270">
          <text:p text:style-name="P3"/>
        </draw:connector>
        <draw:connector draw:style-name="gr2" draw:text-style-name="P2" draw:layer="layout" svg:x1="8.255cm" svg:y1="10.16cm" svg:x2="8.257cm" svg:y2="15.241cm" draw:start-shape="id2" draw:start-glue-point="2" draw:end-shape="id5" draw:end-glue-point="4" svg:d="m8255 10160v2539h2v2542">
          <text:p text:style-name="P3"/>
        </draw:connector>
        <draw:frame draw:style-name="gr3" draw:text-style-name="P4" draw:layer="layout" svg:width="3.901cm" svg:height="1.517cm" svg:x="0.544cm" svg:y="0.388cm">
          <draw:text-box>
            <text:p text:style-name="P3"><text:span text:style-name="T1">Layers</text:span></text:p>
          </draw:text-box>
        </draw:frame>
        <draw:line draw:style-name="gr4" draw:text-style-name="P2" draw:layer="layout" svg:x1="0.635cm" svg:y1="1.905cm" svg:x2="27.305cm" svg:y2="1.905cm">
          <text:p text:style-name="P3"/>
        </draw:line>
      </draw:page>
      <draw:page draw:name="page2" draw:style-name="dp1" draw:master-page-name="Default">
        <office:forms form:automatic-focus="false" form:apply-design-mode="false"/>
        <draw:frame draw:style-name="gr3" draw:text-style-name="P4" draw:layer="layout" svg:width="2.957cm" svg:height="1.517cm" svg:x="0.545cm" svg:y="0.389cm">
          <draw:text-box>
            <text:p text:style-name="P3"><text:span text:style-name="T1">Core</text:span></text:p>
          </draw:text-box>
          <draw:glue-point draw:id="4" svg:x="1.743cm" svg:y="-3.375cm"/>
          <draw:glue-point draw:id="5" svg:x="1.743cm" svg:y="-3.375cm"/>
          <draw:glue-point draw:id="6" svg:x="0.115cm" svg:y="0.81cm"/>
          <draw:glue-point draw:id="7" svg:x="0.115cm" svg:y="0.81cm"/>
        </draw:frame>
        <draw:line draw:style-name="gr4" draw:text-style-name="P2" draw:layer="layout" svg:x1="0.636cm" svg:y1="1.906cm" svg:x2="27.306cm" svg:y2="1.906cm">
          <text:p text:style-name="P3"/>
        </draw:line>
        <draw:custom-shape draw:style-name="gr5" draw:text-style-name="P1" draw:id="id6" draw:layer="layout" svg:width="7.62cm" svg:height="1.905cm" svg:x="0.635cm" svg:y="2.34cm">
          <text:p text:style-name="P1">System Dynamics Model</text:p>
          <draw:enhanced-geometry svg:viewBox="0 0 21600 21600" draw:type="rectangle" draw:enhanced-path="M 0 0 L 21600 0 21600 21600 0 21600 0 0 Z N"/>
        </draw:custom-shape>
        <draw:custom-shape draw:style-name="gr5" draw:text-style-name="P1" draw:id="id7" draw:layer="layout" svg:width="5.08cm" svg:height="1.905cm" svg:x="5.08cm" svg:y="6.35cm">
          <text:p text:style-name="P1">Stock</text:p>
          <draw:enhanced-geometry svg:viewBox="0 0 21600 21600" draw:type="rectangle" draw:enhanced-path="M 0 0 L 21600 0 21600 21600 0 21600 0 0 Z N"/>
        </draw:custom-shape>
        <draw:custom-shape draw:style-name="gr5" draw:text-style-name="P1" draw:id="id8" draw:layer="layout" svg:width="5.08cm" svg:height="1.905cm" svg:x="5.08cm" svg:y="8.89cm">
          <text:p text:style-name="P1">Flow</text:p>
          <draw:enhanced-geometry svg:viewBox="0 0 21600 21600" draw:type="rectangle" draw:enhanced-path="M 0 0 L 21600 0 21600 21600 0 21600 0 0 Z N"/>
        </draw:custom-shape>
        <draw:custom-shape draw:style-name="gr5" draw:text-style-name="P1" draw:id="id9" draw:layer="layout" svg:width="5.08cm" svg:height="1.905cm" svg:x="5.08cm" svg:y="11.43cm">
          <text:p text:style-name="P1">Variable</text:p>
          <draw:enhanced-geometry svg:viewBox="0 0 21600 21600" draw:type="rectangle" draw:enhanced-path="M 0 0 L 21600 0 21600 21600 0 21600 0 0 Z N"/>
        </draw:custom-shape>
        <draw:custom-shape draw:style-name="gr5" draw:text-style-name="P1" draw:id="id10" draw:layer="layout" svg:width="5.08cm" svg:height="1.905cm" svg:x="5.08cm" svg:y="13.97cm">
          <text:p text:style-name="P1">Output</text:p>
          <draw:enhanced-geometry svg:viewBox="0 0 21600 21600" draw:type="rectangle" draw:enhanced-path="M 0 0 L 21600 0 21600 21600 0 21600 0 0 Z N"/>
        </draw:custom-shape>
        <draw:connector draw:style-name="gr6" draw:text-style-name="P2" draw:layer="layout" svg:x1="4.445cm" svg:y1="4.245cm" svg:x2="5.08cm" svg:y2="7.302cm" draw:start-shape="id6" draw:start-glue-point="2" draw:end-shape="id7" draw:end-glue-point="3" svg:d="m4445 4245v3057h635">
          <text:p text:style-name="P3"/>
        </draw:connector>
        <draw:connector draw:style-name="gr6" draw:text-style-name="P2" draw:layer="layout" svg:x1="4.445cm" svg:y1="4.245cm" svg:x2="5.08cm" svg:y2="9.842cm" draw:start-shape="id6" draw:start-glue-point="2" draw:end-shape="id8" draw:end-glue-point="3" svg:d="m4445 4245v5597h635">
          <text:p text:style-name="P3"/>
        </draw:connector>
        <draw:connector draw:style-name="gr6" draw:text-style-name="P2" draw:layer="layout" svg:x1="4.445cm" svg:y1="4.245cm" svg:x2="5.08cm" svg:y2="12.382cm" draw:start-shape="id6" draw:start-glue-point="2" draw:end-shape="id9" draw:end-glue-point="3" svg:d="m4445 4245v8137h635">
          <text:p text:style-name="P3"/>
        </draw:connector>
        <draw:connector draw:style-name="gr6" draw:text-style-name="P2" draw:layer="layout" svg:x1="4.445cm" svg:y1="4.245cm" svg:x2="5.08cm" svg:y2="14.922cm" draw:start-shape="id6" draw:start-glue-point="2" draw:end-shape="id10" draw:end-glue-point="3" svg:d="m4445 4245v10677h635">
          <text:p text:style-name="P3"/>
        </draw:connector>
        <draw:custom-shape draw:style-name="gr5" draw:text-style-name="P1" draw:id="id11" draw:layer="layout" svg:width="5.08cm" svg:height="1.905cm" svg:x="17.145cm" svg:y="5.08cm">
          <text:p text:style-name="P1">Equation</text:p>
          <draw:enhanced-geometry svg:viewBox="0 0 21600 21600" draw:type="rectangle" draw:enhanced-path="M 0 0 L 21600 0 21600 21600 0 21600 0 0 Z N"/>
        </draw:custom-shape>
        <draw:connector draw:style-name="gr6" draw:text-style-name="P2" draw:layer="layout" draw:line-skew="-2.223cm" svg:x1="10.16cm" svg:y1="7.302cm" svg:x2="17.145cm" svg:y2="6.032cm" draw:start-shape="id7" draw:start-glue-point="1" draw:end-shape="id11" svg:d="m10160 7302h1270v-1270h5715">
          <text:p text:style-name="P3"/>
        </draw:connector>
        <draw:connector draw:style-name="gr6" draw:text-style-name="P2" draw:layer="layout" draw:line-skew="-2.223cm" svg:x1="10.16cm" svg:y1="9.842cm" svg:x2="17.145cm" svg:y2="6.032cm" draw:start-shape="id8" draw:start-glue-point="1" draw:end-shape="id11" svg:d="m10160 9842h1270v-3810h5715">
          <text:p text:style-name="P3"/>
        </draw:connector>
        <draw:connector draw:style-name="gr6" draw:text-style-name="P2" draw:layer="layout" draw:line-skew="-2.223cm" svg:x1="10.16cm" svg:y1="12.382cm" svg:x2="17.145cm" svg:y2="6.032cm" draw:start-shape="id9" draw:start-glue-point="1" draw:end-shape="id11" draw:end-glue-point="3" svg:d="m10160 12382h1270v-6350h5715">
          <text:p text:style-name="P3"/>
        </draw:connector>
        <draw:connector draw:style-name="gr6" draw:text-style-name="P2" draw:layer="layout" draw:line-skew="-2.223cm" svg:x1="10.16cm" svg:y1="14.922cm" svg:x2="17.145cm" svg:y2="6.032cm" draw:start-shape="id10" draw:start-glue-point="1" draw:end-shape="id11" svg:d="m10160 14922h1270v-8890h5715">
          <text:p text:style-name="P3"/>
        </draw:connector>
        <draw:custom-shape draw:style-name="gr5" draw:text-style-name="P1" draw:id="id12" draw:layer="layout" svg:width="5.08cm" svg:height="1.905cm" svg:x="20.955cm" svg:y="7.62cm">
          <text:p text:style-name="P1">Constant</text:p>
          <draw:enhanced-geometry svg:viewBox="0 0 21600 21600" draw:type="rectangle" draw:enhanced-path="M 0 0 L 21600 0 21600 21600 0 21600 0 0 Z N"/>
        </draw:custom-shape>
        <draw:custom-shape draw:style-name="gr5" draw:text-style-name="P1" draw:id="id13" draw:layer="layout" svg:width="5.08cm" svg:height="1.905cm" svg:x="20.955cm" svg:y="10.16cm">
          <text:p text:style-name="P1">Calculated</text:p>
          <draw:enhanced-geometry svg:viewBox="0 0 21600 21600" draw:type="rectangle" draw:enhanced-path="M 0 0 L 21600 0 21600 21600 0 21600 0 0 Z N"/>
        </draw:custom-shape>
        <draw:custom-shape draw:style-name="gr5" draw:text-style-name="P1" draw:id="id14" draw:layer="layout" svg:width="5.08cm" svg:height="1.905cm" svg:x="20.955cm" svg:y="12.7cm">
          <text:p text:style-name="P1">Lookup</text:p>
          <draw:enhanced-geometry svg:viewBox="0 0 21600 21600" draw:type="rectangle" draw:enhanced-path="M 0 0 L 21600 0 21600 21600 0 21600 0 0 Z N"/>
        </draw:custom-shape>
        <draw:custom-shape draw:style-name="gr5" draw:text-style-name="P1" draw:id="id15" draw:layer="layout" svg:width="5.08cm" svg:height="1.905cm" svg:x="20.955cm" svg:y="15.24cm">
          <draw:glue-point draw:id="4" svg:x="2.5cm" svg:y="4.997cm"/>
          <draw:glue-point draw:id="5" svg:x="-1.25cm" svg:y="4.997cm"/>
          <text:p text:style-name="P1">External</text:p>
          <draw:enhanced-geometry svg:viewBox="0 0 21600 21600" draw:type="rectangle" draw:enhanced-path="M 0 0 L 21600 0 21600 21600 0 21600 0 0 Z N"/>
        </draw:custom-shape>
        <draw:connector draw:style-name="gr6" draw:text-style-name="P2" draw:layer="layout" svg:x1="19.685cm" svg:y1="6.985cm" svg:x2="20.955cm" svg:y2="8.572cm" draw:start-shape="id11" draw:start-glue-point="2" draw:end-shape="id12" draw:end-glue-point="3" svg:d="m19685 6985v1587h1270">
          <text:p text:style-name="P3"/>
        </draw:connector>
        <draw:connector draw:style-name="gr6" draw:text-style-name="P2" draw:layer="layout" svg:x1="19.685cm" svg:y1="6.985cm" svg:x2="20.955cm" svg:y2="11.112cm" draw:start-shape="id11" draw:start-glue-point="2" draw:end-shape="id13" draw:end-glue-point="3" svg:d="m19685 6985v4127h1270">
          <text:p text:style-name="P3"/>
        </draw:connector>
        <draw:connector draw:style-name="gr6" draw:text-style-name="P2" draw:layer="layout" svg:x1="19.685cm" svg:y1="6.985cm" svg:x2="20.955cm" svg:y2="13.652cm" draw:start-shape="id11" draw:start-glue-point="2" draw:end-shape="id14" draw:end-glue-point="3" svg:d="m19685 6985v6667h1270">
          <text:p text:style-name="P3"/>
        </draw:connector>
        <draw:connector draw:style-name="gr6" draw:text-style-name="P2" draw:layer="layout" svg:x1="19.685cm" svg:y1="6.985cm" svg:x2="20.955cm" svg:y2="16.192cm" draw:start-shape="id11" draw:start-glue-point="2" draw:end-shape="id15" draw:end-glue-point="3" svg:d="m19685 6985v9207h1270">
          <text:p text:style-name="P3"/>
        </draw:connector>
        <draw:custom-shape draw:style-name="gr5" draw:text-style-name="P1" draw:id="id16" draw:layer="layout" svg:width="26.67cm" svg:height="1.505cm" svg:x="0.635cm" svg:y="19.315cm">
          <draw:glue-point draw:id="4" svg:x="-2.38cm" svg:y="-4.997cm"/>
          <draw:glue-point draw:id="5" svg:x="4.047cm" svg:y="-5.003cm"/>
          <draw:glue-point draw:id="6" svg:x="0.476cm" svg:y="-4.997cm"/>
          <draw:glue-point draw:id="7" svg:x="3.333cm" svg:y="-5.003cm"/>
          <text:p text:style-name="P1">Communication</text:p>
          <draw:enhanced-geometry svg:viewBox="0 0 21600 21600" draw:type="rectangle" draw:enhanced-path="M 0 0 L 21600 0 21600 21600 0 21600 0 0 Z N"/>
        </draw:custom-shape>
        <draw:connector draw:style-name="gr6" draw:text-style-name="P2" draw:layer="layout" svg:x1="7.62cm" svg:y1="15.875cm" svg:x2="7.623cm" svg:y2="19.315cm" draw:start-shape="id10" draw:start-glue-point="2" draw:end-shape="id16" draw:end-glue-point="4" svg:d="m7620 15875v1719h3v1721">
          <text:p text:style-name="P3"/>
        </draw:connector>
        <draw:connector draw:style-name="gr6" draw:text-style-name="P2" draw:layer="layout" svg:x1="24.763cm" svg:y1="19.315cm" svg:x2="24.765cm" svg:y2="17.143cm" draw:start-shape="id16" draw:start-glue-point="5" draw:end-shape="id15" draw:end-glue-point="4" svg:d="m24763 19315v-1086h2v-1086">
          <text:p text:style-name="P3"/>
        </draw:connector>
        <draw:custom-shape draw:style-name="gr5" draw:text-style-name="P1" draw:id="id17" draw:layer="layout" svg:width="5.08cm" svg:height="1.905cm" svg:x="12.7cm" svg:y="10.16cm">
          <text:p text:style-name="P1">Event</text:p>
          <draw:enhanced-geometry svg:viewBox="0 0 21600 21600" draw:type="rectangle" draw:enhanced-path="M 0 0 L 21600 0 21600 21600 0 21600 0 0 Z N"/>
        </draw:custom-shape>
        <draw:connector draw:style-name="gr6" draw:text-style-name="P2" draw:layer="layout" svg:x1="15.24cm" svg:y1="12.065cm" svg:x2="15.239cm" svg:y2="19.315cm" draw:start-shape="id17" draw:start-glue-point="2" draw:end-shape="id16" draw:end-glue-point="6" svg:d="m15240 12065v3624h-1v3626">
          <text:p text:style-name="P3"/>
        </draw:connector>
        <draw:connector draw:style-name="gr6" draw:text-style-name="P2" draw:layer="layout" svg:x1="10.16cm" svg:y1="7.302cm" svg:x2="12.7cm" svg:y2="11.112cm" draw:start-shape="id7" draw:start-glue-point="1" draw:end-shape="id17" draw:end-glue-point="3" svg:d="m10160 7302h1270v3810h1270">
          <text:p text:style-name="P3"/>
        </draw:connector>
        <draw:connector draw:style-name="gr6" draw:text-style-name="P2" draw:layer="layout" svg:x1="10.16cm" svg:y1="9.842cm" svg:x2="12.7cm" svg:y2="11.112cm" draw:start-shape="id8" draw:start-glue-point="1" draw:end-shape="id17" draw:end-glue-point="3" svg:d="m10160 9842h1270v1270h1270">
          <text:p text:style-name="P3"/>
        </draw:connector>
        <draw:connector draw:style-name="gr6" draw:text-style-name="P2" draw:layer="layout" svg:x1="10.16cm" svg:y1="12.382cm" svg:x2="12.7cm" svg:y2="11.112cm" draw:start-shape="id9" draw:start-glue-point="1" draw:end-shape="id17" draw:end-glue-point="3" svg:d="m10160 12382h1270v-1270h1270">
          <text:p text:style-name="P3"/>
        </draw:connector>
        <draw:connector draw:style-name="gr6" draw:text-style-name="P2" draw:layer="layout" svg:x1="10.16cm" svg:y1="14.922cm" svg:x2="12.7cm" svg:y2="11.112cm" draw:start-shape="id10" draw:start-glue-point="1" draw:end-shape="id17" draw:end-glue-point="3" svg:d="m10160 14922h1270v-3810h1270">
          <text:p text:style-name="P3"/>
        </draw:connector>
        <draw:connector draw:style-name="gr6" draw:text-style-name="P2" draw:layer="layout" svg:x1="15.24cm" svg:y1="10.16cm" svg:x2="17.145cm" svg:y2="6.032cm" draw:start-shape="id17" draw:start-glue-point="0" draw:end-shape="id11" draw:end-glue-point="3" svg:d="m15240 10160v-4128h1905">
          <text:p text:style-name="P3"/>
        </draw:connector>
        <draw:custom-shape draw:style-name="gr7" draw:text-style-name="P2" draw:layer="layout" svg:width="25.4cm" svg:height="13.67cm" svg:x="1.905cm" svg:y="4.745cm">
          <text:p text:style-name="P3"/>
          <draw:enhanced-geometry svg:viewBox="0 0 21600 21600" draw:path-stretchpoint-x="10800" draw:path-stretchpoint-y="10800" draw:text-areas="?f3 ?f4 ?f5 ?f6" draw:type="round-rectangle" draw:modifiers="2429.712896855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5.688cm" svg:height="0.806cm" svg:x="2.02cm" svg:y="18.51cm">
          <draw:text-box>
            <text:p text:style-name="P3"><text:span text:style-name="T2">(SD object name,value)</text:span></text:p>
          </draw:text-box>
        </draw:frame>
        <draw:frame draw:style-name="gr8" draw:text-style-name="P5" draw:layer="layout" svg:width="7.093cm" svg:height="0.806cm" svg:x="8.24cm" svg:y="18.415cm">
          <draw:text-box>
            <text:p text:style-name="P3"><text:span text:style-name="T2">(SD object name,event name)</text:span></text:p>
          </draw:text-box>
        </draw:frame>
        <draw:frame draw:style-name="gr8" draw:text-style-name="P5" draw:layer="layout" svg:width="2.018cm" svg:height="0.806cm" svg:x="24.565cm" svg:y="17.409cm">
          <draw:text-box>
            <text:p text:style-name="P3"><text:span text:style-name="T2">(value)</text:span></text:p>
          </draw:text-box>
        </draw:frame>
        <draw:connector draw:style-name="gr6" draw:text-style-name="P2" draw:layer="layout" svg:x1="22.86cm" svg:y1="17.143cm" svg:x2="22.859cm" svg:y2="19.315cm" draw:start-shape="id15" draw:start-glue-point="5" draw:end-shape="id16" draw:end-glue-point="7" svg:d="m22860 17143v1086h-1v1086">
          <text:p text:style-name="P3"/>
        </draw:connector>
        <draw:frame draw:style-name="gr8" draw:layer="layout" svg:width="4.363cm" svg:height="0.806cm" svg:x="18.627cm" svg:y="18.453cm">
          <draw:text-box>
            <text:p text:style-name="P3"><text:span text:style-name="T2">(SD object name)</text:span></text:p>
          </draw:text-box>
        </draw:frame>
        <draw:custom-shape draw:style-name="gr9" draw:text-style-name="P2" draw:layer="layout" svg:width="6.985cm" svg:height="12.065cm" svg:x="4.01cm" svg:y="5.08cm">
          <text:p text:style-name="P3"/>
          <draw:enhanced-geometry svg:viewBox="0 0 21600 21600" draw:path-stretchpoint-x="10800" draw:path-stretchpoint-y="10800" draw:text-areas="?f3 ?f4 ?f5 ?f6" draw:type="round-rectangle" draw:modifiers="2429.712896855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2.907cm" svg:height="0.806cm" svg:x="5.98cm" svg:y="5.144cm">
          <draw:text-box>
            <text:p text:style-name="P3"><text:span text:style-name="T2">SD objects</text:span></text:p>
          </draw:text-box>
        </draw:frame>
      </draw:page>
      <draw:page draw:name="page3" draw:style-name="dp1" draw:master-page-name="Default">
        <office:forms form:automatic-focus="false" form:apply-design-mode="false"/>
        <draw:frame draw:style-name="gr3" draw:text-style-name="P4" draw:layer="layout" svg:width="3.588cm" svg:height="1.517cm" svg:x="0.546cm" svg:y="0.39cm">
          <draw:text-box>
            <text:p text:style-name="P3"><text:span text:style-name="T1">Model</text:span></text:p>
          </draw:text-box>
          <draw:glue-point draw:id="4" svg:x="1.743cm" svg:y="-3.375cm"/>
          <draw:glue-point draw:id="5" svg:x="1.743cm" svg:y="-3.375cm"/>
          <draw:glue-point draw:id="6" svg:x="0.115cm" svg:y="0.81cm"/>
          <draw:glue-point draw:id="7" svg:x="0.115cm" svg:y="0.81cm"/>
        </draw:frame>
        <draw:line draw:style-name="gr4" draw:text-style-name="P2" draw:layer="layout" svg:x1="0.637cm" svg:y1="1.907cm" svg:x2="27.307cm" svg:y2="1.907cm">
          <text:p text:style-name="P3"/>
        </draw:line>
        <draw:custom-shape draw:style-name="gr5" draw:text-style-name="P1" draw:id="id27" draw:layer="layout" svg:width="26.67cm" svg:height="1.905cm" svg:x="0.635cm" svg:y="18.715cm">
          <draw:glue-point draw:id="4" svg:x="-2.619cm" svg:y="-4.997cm"/>
          <draw:glue-point draw:id="5" svg:x="3.571cm" svg:y="-5.002cm"/>
          <draw:glue-point draw:id="6" svg:x="-1.428cm" svg:y="-4.997cm"/>
          <text:p text:style-name="P1">Communication</text:p>
          <draw:enhanced-geometry svg:viewBox="0 0 21600 21600" draw:type="rectangle" draw:enhanced-path="M 0 0 L 21600 0 21600 21600 0 21600 0 0 Z N"/>
        </draw:custom-shape>
        <draw:custom-shape draw:style-name="gr5" draw:text-style-name="P2" draw:id="id18" draw:layer="layout" svg:width="5.715cm" svg:height="1.905cm" svg:x="2.475cm" svg:y="2.74cm">
          <draw:glue-point draw:id="4" svg:x="-2.776cm" svg:y="4.997cm"/>
          <draw:glue-point draw:id="5" svg:x="2.778cm" svg:y="4.997cm"/>
          <text:p text:style-name="P1">Project</text:p>
          <draw:enhanced-geometry svg:viewBox="0 0 21600 21600" draw:type="rectangle" draw:enhanced-path="M 0 0 L 21600 0 21600 21600 0 21600 0 0 Z N"/>
        </draw:custom-shape>
        <draw:custom-shape draw:style-name="gr5" draw:text-style-name="P2" draw:id="id19" draw:layer="layout" svg:width="5.715cm" svg:height="1.905cm" svg:x="10.73cm" svg:y="2.74cm">
          <text:p text:style-name="P1">Tasks</text:p>
          <draw:enhanced-geometry svg:viewBox="0 0 21600 21600" draw:type="rectangle" draw:enhanced-path="M 0 0 L 21600 0 21600 21600 0 21600 0 0 Z N"/>
        </draw:custom-shape>
        <draw:connector draw:style-name="gr6" draw:text-style-name="P2" draw:layer="layout" svg:x1="8.19cm" svg:y1="3.692cm" svg:x2="10.73cm" svg:y2="3.692cm" draw:start-shape="id18" draw:start-glue-point="1" draw:end-shape="id19" draw:end-glue-point="3" svg:d="m8190 3692h2540">
          <text:p text:style-name="P3"/>
        </draw:connector>
        <draw:custom-shape draw:style-name="gr5" draw:text-style-name="P2" draw:id="id20" draw:layer="layout" svg:width="5.715cm" svg:height="1.905cm" svg:x="20.255cm" svg:y="2.74cm">
          <text:p text:style-name="P1">Team</text:p>
          <draw:enhanced-geometry svg:viewBox="0 0 21600 21600" draw:type="rectangle" draw:enhanced-path="M 0 0 L 21600 0 21600 21600 0 21600 0 0 Z N"/>
        </draw:custom-shape>
        <draw:connector draw:style-name="gr6" draw:text-style-name="P2" draw:layer="layout" svg:x1="16.445cm" svg:y1="3.692cm" svg:x2="20.255cm" svg:y2="3.692cm" draw:start-shape="id19" draw:start-glue-point="1" draw:end-shape="id20" draw:end-glue-point="3" svg:d="m16445 3692h3810">
          <text:p text:style-name="P3"/>
        </draw:connector>
        <draw:custom-shape draw:style-name="gr5" draw:text-style-name="P2" draw:id="id21" draw:layer="layout" svg:width="5.715cm" svg:height="1.905cm" svg:x="20.255cm" svg:y="9.725cm">
          <text:p text:style-name="P1">Employees</text:p>
          <draw:enhanced-geometry svg:viewBox="0 0 21600 21600" draw:type="rectangle" draw:enhanced-path="M 0 0 L 21600 0 21600 21600 0 21600 0 0 Z N"/>
        </draw:custom-shape>
        <draw:connector draw:style-name="gr6" draw:text-style-name="P2" draw:layer="layout" svg:x1="23.112cm" svg:y1="4.645cm" svg:x2="23.112cm" svg:y2="9.725cm" draw:start-shape="id20" draw:end-shape="id21" svg:d="m23112 4645v5080">
          <text:p text:style-name="P3"/>
        </draw:connector>
        <draw:custom-shape draw:style-name="gr5" draw:text-style-name="P2" draw:id="id22" draw:layer="layout" svg:width="4.21cm" svg:height="1.905cm" svg:x="11.865cm" svg:y="9.725cm">
          <text:p text:style-name="P1">Company</text:p>
          <draw:enhanced-geometry svg:viewBox="0 0 21600 21600" draw:type="rectangle" draw:enhanced-path="M 0 0 L 21600 0 21600 21600 0 21600 0 0 Z N"/>
        </draw:custom-shape>
        <draw:custom-shape draw:style-name="gr5" draw:text-style-name="P2" draw:id="id23" draw:layer="layout" svg:width="5.715cm" svg:height="1.905cm" svg:x="0.57cm" svg:y="13.535cm">
          <text:p text:style-name="P1">Project Manager</text:p>
          <draw:enhanced-geometry svg:viewBox="0 0 21600 21600" draw:type="rectangle" draw:enhanced-path="M 0 0 L 21600 0 21600 21600 0 21600 0 0 Z N"/>
        </draw:custom-shape>
        <draw:connector draw:style-name="gr6" draw:text-style-name="P2" draw:layer="layout" svg:x1="16.075cm" svg:y1="10.677cm" svg:x2="20.255cm" svg:y2="10.677cm" draw:start-shape="id22" draw:start-glue-point="1" draw:end-shape="id21" svg:d="m16075 10677h4180">
          <text:p text:style-name="P3"/>
        </draw:connector>
        <draw:connector draw:style-name="gr6" draw:text-style-name="P2" draw:layer="layout" svg:x1="11.865cm" svg:y1="10.677cm" svg:x2="6.285cm" svg:y2="14.487cm" draw:start-shape="id22" draw:end-shape="id23" draw:end-glue-point="1" svg:d="m11865 10677h-2790v3810h-2790">
          <text:p text:style-name="P3"/>
        </draw:connector>
        <draw:custom-shape draw:style-name="gr5" draw:text-style-name="P2" draw:id="id26" draw:layer="layout" svg:width="5.715cm" svg:height="1.905cm" svg:x="0.57cm" svg:y="5.915cm">
          <text:p text:style-name="P1">Accountant</text:p>
          <draw:enhanced-geometry svg:viewBox="0 0 21600 21600" draw:type="rectangle" draw:enhanced-path="M 0 0 L 21600 0 21600 21600 0 21600 0 0 Z N"/>
        </draw:custom-shape>
        <draw:custom-shape draw:style-name="gr5" draw:text-style-name="P2" draw:id="id25" draw:layer="layout" svg:width="5.715cm" svg:height="1.905cm" svg:x="0.57cm" svg:y="8.455cm">
          <text:p text:style-name="P1">Administrator</text:p>
          <draw:enhanced-geometry svg:viewBox="0 0 21600 21600" draw:type="rectangle" draw:enhanced-path="M 0 0 L 21600 0 21600 21600 0 21600 0 0 Z N"/>
        </draw:custom-shape>
        <draw:custom-shape draw:style-name="gr5" draw:text-style-name="P2" draw:id="id24" draw:layer="layout" svg:width="5.715cm" svg:height="1.905cm" svg:x="0.57cm" svg:y="10.995cm">
          <text:p text:style-name="P1">Boss</text:p>
          <draw:enhanced-geometry svg:viewBox="0 0 21600 21600" draw:type="rectangle" draw:enhanced-path="M 0 0 L 21600 0 21600 21600 0 21600 0 0 Z N"/>
        </draw:custom-shape>
        <draw:connector draw:style-name="gr6" draw:text-style-name="P2" draw:layer="layout" svg:x1="11.865cm" svg:y1="10.677cm" svg:x2="6.285cm" svg:y2="11.947cm" draw:start-shape="id22" draw:start-glue-point="3" draw:end-shape="id24" draw:end-glue-point="1" svg:d="m11865 10677h-2790v1270h-2790">
          <text:p text:style-name="P3"/>
        </draw:connector>
        <draw:connector draw:style-name="gr6" draw:text-style-name="P2" draw:layer="layout" svg:x1="11.865cm" svg:y1="10.677cm" svg:x2="6.285cm" svg:y2="9.407cm" draw:start-shape="id22" draw:start-glue-point="3" draw:end-shape="id25" draw:end-glue-point="1" svg:d="m11865 10677h-2790v-1270h-2790">
          <text:p text:style-name="P3"/>
        </draw:connector>
        <draw:connector draw:style-name="gr6" draw:text-style-name="P2" draw:layer="layout" svg:x1="11.865cm" svg:y1="10.677cm" svg:x2="6.285cm" svg:y2="6.867cm" draw:start-shape="id22" draw:start-glue-point="3" draw:end-shape="id26" draw:end-glue-point="1" svg:d="m11865 10677h-2790v-3810h-2790">
          <text:p text:style-name="P3"/>
        </draw:connector>
        <draw:custom-shape draw:style-name="gr5" draw:text-style-name="P2" draw:id="id28" draw:layer="layout" svg:width="6.58cm" svg:height="1.905cm" svg:x="10.665cm" svg:y="14.84cm">
          <text:p text:style-name="P1">Core Event Handler</text:p>
          <draw:enhanced-geometry svg:viewBox="0 0 21600 21600" draw:type="rectangle" draw:enhanced-path="M 0 0 L 21600 0 21600 21600 0 21600 0 0 Z N"/>
        </draw:custom-shape>
        <draw:connector draw:style-name="gr6" draw:text-style-name="P2" draw:layer="layout" svg:x1="13.97cm" svg:y1="18.715cm" svg:x2="13.955cm" svg:y2="16.745cm" draw:start-shape="id27" draw:start-glue-point="0" draw:end-shape="id28" draw:end-glue-point="2" svg:d="m13970 18715v-986h-15v-984">
          <text:p text:style-name="P3"/>
        </draw:connector>
        <draw:connector draw:style-name="gr6" draw:text-style-name="P2" draw:layer="layout" svg:x1="13.955cm" svg:y1="14.84cm" svg:x2="13.97cm" svg:y2="11.63cm" draw:start-shape="id28" draw:start-glue-point="0" draw:end-shape="id22" draw:end-glue-point="2" svg:d="m13955 14840v-1606h15v-1604">
          <text:p text:style-name="P3"/>
        </draw:connector>
      </draw:page>
      <draw:page draw:name="page4" draw:style-name="dp1" draw:master-page-name="Default">
        <office:forms form:automatic-focus="false" form:apply-design-mode="false"/>
        <draw:frame draw:style-name="gr3" draw:text-style-name="P4" draw:layer="layout" svg:width="3.017cm" svg:height="1.517cm" svg:x="0.547cm" svg:y="0.391cm">
          <draw:text-box>
            <text:p text:style-name="P3"><text:span text:style-name="T1">Shell</text:span></text:p>
          </draw:text-box>
          <draw:glue-point draw:id="4" svg:x="1.743cm" svg:y="-3.375cm"/>
          <draw:glue-point draw:id="5" svg:x="1.743cm" svg:y="-3.375cm"/>
          <draw:glue-point draw:id="6" svg:x="0.115cm" svg:y="0.81cm"/>
          <draw:glue-point draw:id="7" svg:x="0.115cm" svg:y="0.81cm"/>
        </draw:frame>
        <draw:line draw:style-name="gr4" draw:text-style-name="P2" draw:layer="layout" svg:x1="0.638cm" svg:y1="1.908cm" svg:x2="27.308cm" svg:y2="1.908cm">
          <text:p text:style-name="P3"/>
        </draw:line>
        <draw:custom-shape draw:style-name="gr5" draw:text-style-name="P2" draw:id="id29" draw:layer="layout" svg:width="5.715cm" svg:height="1.905cm" svg:x="1.27cm" svg:y="3.175cm">
          <text:p text:style-name="P1">Play Modes</text:p>
          <draw:enhanced-geometry svg:viewBox="0 0 21600 21600" draw:type="rectangle" draw:enhanced-path="M 0 0 L 21600 0 21600 21600 0 21600 0 0 Z N"/>
        </draw:custom-shape>
        <draw:custom-shape draw:style-name="gr5" draw:text-style-name="P2" draw:id="id30" draw:layer="layout" svg:width="5.715cm" svg:height="1.905cm" svg:x="5.08cm" svg:y="6.985cm">
          <text:p text:style-name="P1">Single Play mode</text:p>
          <draw:enhanced-geometry svg:viewBox="0 0 21600 21600" draw:type="rectangle" draw:enhanced-path="M 0 0 L 21600 0 21600 21600 0 21600 0 0 Z N"/>
        </draw:custom-shape>
        <draw:connector draw:style-name="gr6" draw:text-style-name="P2" draw:layer="layout" svg:x1="4.127cm" svg:y1="5.08cm" svg:x2="5.08cm" svg:y2="7.937cm" draw:start-shape="id29" draw:start-glue-point="2" draw:end-shape="id30" draw:end-glue-point="3" svg:d="m4127 5080v2857h953">
          <text:p text:style-name="P3"/>
        </draw:connector>
        <draw:custom-shape draw:style-name="gr5" draw:text-style-name="P1" draw:id="id31" draw:layer="layout" svg:width="2.54cm" svg:height="3.175cm" svg:x="13.335cm" svg:y="2.54cm">
          <text:p text:style-name="P1">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2" draw:layer="layout" svg:x1="6.985cm" svg:y1="4.127cm" svg:x2="13.335cm" svg:y2="4.127cm" draw:start-shape="id29" draw:start-glue-point="1" draw:end-shape="id31" svg:d="m6985 4127h6350">
          <text:p text:style-name="P3"/>
        </draw:connector>
        <draw:custom-shape draw:style-name="gr5" draw:text-style-name="P1" draw:id="id32" draw:layer="layout" svg:width="2.54cm" svg:height="3.175cm" svg:x="13.335cm" svg:y="6.35cm">
          <text:p text:style-name="P1">XM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2" draw:layer="layout" svg:x1="10.795cm" svg:y1="7.937cm" svg:x2="13.335cm" svg:y2="7.937cm" draw:start-shape="id30" draw:start-glue-point="1" draw:end-shape="id32" svg:d="m10795 7937h2540">
          <text:p text:style-name="P3"/>
        </draw:connector>
        <draw:custom-shape draw:style-name="gr5" draw:text-style-name="P2" draw:id="id33" draw:layer="layout" svg:width="5.715cm" svg:height="1.905cm" svg:x="5.08cm" svg:y="10.795cm">
          <text:p text:style-name="P1">Multi player Mode</text:p>
          <draw:enhanced-geometry svg:viewBox="0 0 21600 21600" draw:type="rectangle" draw:enhanced-path="M 0 0 L 21600 0 21600 21600 0 21600 0 0 Z N"/>
        </draw:custom-shape>
        <draw:connector draw:style-name="gr6" draw:text-style-name="P2" draw:layer="layout" svg:x1="4.127cm" svg:y1="5.08cm" svg:x2="5.08cm" svg:y2="11.747cm" draw:start-shape="id29" draw:start-glue-point="2" draw:end-shape="id33" draw:end-glue-point="3" svg:d="m4127 5080v6667h953">
          <text:p text:style-name="P3"/>
        </draw:connector>
        <draw:custom-shape draw:style-name="gr5" draw:text-style-name="P1" draw:id="id34" draw:layer="layout" svg:width="2.54cm" svg:height="3.175cm" svg:x="13.335cm" svg:y="10.16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2" draw:layer="layout" svg:x1="10.795cm" svg:y1="11.747cm" svg:x2="13.335cm" svg:y2="11.747cm" draw:start-shape="id33" draw:start-glue-point="1" draw:end-shape="id34" draw:end-glue-point="6" svg:d="m10795 11747h2540">
          <text:p text:style-name="P3"/>
        </draw:connector>
        <draw:custom-shape draw:style-name="gr10" draw:text-style-name="P2" draw:id="id35" draw:layer="layout" svg:width="6.35cm" svg:height="3.175cm" svg:x="5.08cm" svg:y="13.335cm">
          <text:p text:style-name="P1">Controlle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svg:x1="4.127cm" svg:y1="5.08cm" svg:x2="5.08cm" svg:y2="14.922cm" draw:start-shape="id29" draw:start-glue-point="2" draw:end-shape="id35" draw:end-glue-point="3" svg:d="m4127 5080v9842h953">
          <text:p text:style-name="P3"/>
        </draw:connector>
        <draw:custom-shape draw:style-name="gr5" draw:text-style-name="P1" draw:id="id36" draw:layer="layout" svg:width="26.67cm" svg:height="1.905cm" svg:x="0.635cm" svg:y="18.615cm">
          <draw:glue-point draw:id="4" svg:x="-2.142cm" svg:y="-4.997cm"/>
          <draw:glue-point draw:id="5" svg:x="3.571cm" svg:y="-4.997cm"/>
          <draw:glue-point draw:id="6" svg:x="0.476cm" svg:y="-4.997cm"/>
          <text:p text:style-name="P1">UI</text:p>
          <draw:enhanced-geometry svg:viewBox="0 0 21600 21600" draw:type="rectangle" draw:enhanced-path="M 0 0 L 21600 0 21600 21600 0 21600 0 0 Z N"/>
        </draw:custom-shape>
        <draw:connector draw:style-name="gr6" draw:text-style-name="P2" draw:layer="layout" svg:x1="8.258cm" svg:y1="18.616cm" svg:x2="8.255cm" svg:y2="16.51cm" draw:start-shape="id36" draw:start-glue-point="4" draw:end-shape="id35" draw:end-glue-point="2" svg:d="m8258 18616v-1054h-3v-1052">
          <text:p text:style-name="P3"/>
        </draw:connector>
        <draw:custom-shape draw:style-name="gr11" draw:text-style-name="P2" draw:id="id37" draw:layer="layout" svg:width="9.525cm" svg:height="6.985cm" svg:x="17.78cm" svg:y="10.795cm">
          <draw:glue-point draw:id="4" svg:x="-4.999cm" svg:y="3.333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2" draw:layer="layout" draw:type="curve" svg:x1="11.43cm" svg:y1="14.922cm" svg:x2="17.78cm" svg:y2="14.287cm" draw:start-shape="id35" draw:start-glue-point="1" draw:end-shape="id37" svg:d="m11430 14922c4762 0 1588-635 6350-635">
          <text:p text:style-name="P3"/>
        </draw:connector>
        <draw:custom-shape draw:style-name="gr5" draw:text-style-name="P2" draw:layer="layout" svg:width="4.445cm" svg:height="1.27cm" svg:x="20.32cm" svg:y="11.43cm">
          <text:p text:style-name="P1">Handles Core</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8.255cm" svg:height="1.27cm" svg:x="18.415cm" svg:y="13.335cm">
          <text:p text:style-name="P1">Employee Management</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8.255cm" svg:height="1.27cm" svg:x="18.415cm" svg:y="15.24cm">
          <text:p text:style-name="P1">Model Layer Informatio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91cm" fo:page-height="21.006cm" style:print-orientation="landscape"/>
    </style:page-layout>
    <style:style style:name="dp1" style:family="drawing-page">
      <style:drawing-page-properties draw:background-size="border" draw:fill="solid" draw:fill-color="#687d77"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Edward Elric</meta:initial-creator>
    <meta:creation-date>2008-12-21T23:45:12</meta:creation-date>
    <dc:creator>Edward Elric</dc:creator>
    <dc:date>2009-01-04T15:15:54</dc:date>
    <meta:editing-cycles>29</meta:editing-cycles>
    <meta:editing-duration>PT15H35M18S</meta:editing-duration>
    <meta:user-defined meta:name="Info 1"/>
    <meta:user-defined meta:name="Info 2"/>
    <meta:user-defined meta:name="Info 3"/>
    <meta:user-defined meta:name="Info 4"/>
    <meta:document-statistic meta:object-count="100"/>
  </office:meta>
</office:document-meta>
</file>